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1add" officeooo:paragraph-rsid="00131add"/>
    </style:style>
    <style:style style:name="P2" style:family="paragraph" style:parent-style-name="Standard">
      <style:text-properties officeooo:rsid="00131add" officeooo:paragraph-rsid="00136e1e"/>
    </style:style>
    <style:style style:name="P3" style:family="paragraph" style:parent-style-name="Standard">
      <style:text-properties officeooo:rsid="00131add" officeooo:paragraph-rsid="0014d506"/>
    </style:style>
    <style:style style:name="T1" style:family="text">
      <style:text-properties officeooo:rsid="00136e1e"/>
    </style:style>
    <style:style style:name="T2" style:family="text">
      <style:text-properties style:font-name="Liberation Serif1" officeooo:rsid="00136e1e"/>
    </style:style>
    <style:style style:name="T3" style:family="text">
      <style:text-properties style:font-name="Liberation Serif1" officeooo:rsid="0014d5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tab/>a d [ o &amp; * j h @ t</text:p>
      <text:p text:style-name="P1">2<text:tab/>q A J ^ &lt; , Z - % f</text:p>
      <text:p text:style-name="P1">3<text:tab/>c m l K L U V T S M</text:p>
      <text:p text:style-name="P1">4<text:tab/>w b E { C | H F B D</text:p>
      <text:p text:style-name="P1">5<text:tab/><text:span text:style-name="T1">e g k Q “ &gt; O u n p</text:span></text:p>
      <text:p text:style-name="P2">6<text:tab/><text:span text:style-name="T1">v I i</text:span> <text:span text:style-name="T1">= N W \ ! x G</text:span></text:p>
      <text:p text:style-name="P1">7<text:tab/><text:span text:style-name="T1">r P ? y . ] $ s y z</text:span></text:p>
      <text:p text:style-name="P2">8<text:tab/><text:span text:style-name="T1">t </text:span>R X / ; : ‘ } _ +</text:p>
      <text:p text:style-name="P3">9<text:tab/><text:span text:style-name="T2">¡ ¢ £ ¤ ¥¦ § ¨ © ª</text:span></text:p>
      <text:p text:style-name="P3">0 <text:tab/># ( ) ` ~ <text:span text:style-name="T1">@ </text:span><text:s/><text:span text:style-name="T2"><text:s/>« <text:s text:c="2"/>¬ <text:s text:c="2"/>® ¯</text:span></text:p>
      <text:p text:style-name="P1"/>
      <text:p text:style-name="P3"><text:s/><text:span text:style-name="T2"><text:s/>° À ¿ » º 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42:34.448000000</meta:creation-date>
    <dc:date>2017-07-18T08:21:45.056000000</dc:date>
    <meta:editing-duration>PT17H8M37S</meta:editing-duration>
    <meta:editing-cycles>1</meta:editing-cycles>
    <meta:document-statistic meta:table-count="0" meta:image-count="0" meta:object-count="0" meta:page-count="1" meta:paragraph-count="11" meta:word-count="115" meta:character-count="229" meta:non-whitespace-character-count="116"/>
    <meta:generator>LibreOffice/5.3.4.2$Windows_x86 LibreOffice_project/f82d347ccc0be322489bf7da61d7e4ad13fe2ff3</meta:generator>
  </office:meta>
</office:document-meta>
</file>